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Удаление объекта конфигурации</text:h>
      <text:section text:style-name="Sect1" text:name="i342">
        <text:p text:style-name="P1">Чтобы удалить объект конфигурации, или его реквизит, нажмите <text:span text:style-name="T1">Удалить</text:span> в контекстном меню. После подтверждения удаления <text:span text:style-name="T1">EDT</text:span> покажет вам изменения, которые произойдут в проекте в результате удаления объекта.</text:p>
        <text:p text:style-name="P1">Вы можете просмотреть список этих изменений, и отказаться от некоторых из них.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6:08.887794190</dc:date>
    <meta:editing-duration>PT9H17M13S</meta:editing-duration>
    <meta:editing-cycles>158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2" meta:character-count="312" meta:non-whitespace-character-count="272"/>
  </office:meta>
</office:document-meta>
</file>